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.005cm"/>
    </style:style>
    <style:style style:name="co2" style:family="table-column">
      <style:table-column-properties fo:break-before="auto" style:column-width="8.46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5.378cm"/>
    </style:style>
    <style:style style:name="co6" style:family="table-column">
      <style:table-column-properties fo:break-before="auto" style:column-width="3.399cm"/>
    </style:style>
    <style:style style:name="co7" style:family="table-column">
      <style:table-column-properties fo:break-before="auto" style:column-width="5.611cm"/>
    </style:style>
    <style:style style:name="co8" style:family="table-column">
      <style:table-column-properties fo:break-before="auto" style:column-width="8.289cm"/>
    </style:style>
    <style:style style:name="co9" style:family="table-column">
      <style:table-column-properties fo:break-before="auto" style:column-width="2.997cm"/>
    </style:style>
    <style:style style:name="co10" style:family="table-column">
      <style:table-column-properties fo:break-before="auto" style:column-width="3.2cm"/>
    </style:style>
    <style:style style:name="co11" style:family="table-column">
      <style:table-column-properties fo:break-before="auto" style:column-width="3.141cm"/>
    </style:style>
    <style:style style:name="co12" style:family="table-column">
      <style:table-column-properties fo:break-before="auto" style:column-width="3.341cm"/>
    </style:style>
    <style:style style:name="co13" style:family="table-column">
      <style:table-column-properties fo:break-before="auto" style:column-width="4.247cm"/>
    </style:style>
    <style:style style:name="co14" style:family="table-column">
      <style:table-column-properties fo:break-before="auto" style:column-width="4.771cm"/>
    </style:style>
    <style:style style:name="co15" style:family="table-column">
      <style:table-column-properties fo:break-before="auto" style:column-width="3.288cm"/>
    </style:style>
    <style:style style:name="co16" style:family="table-column">
      <style:table-column-properties fo:break-before="auto" style:column-width="16.72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85cm" fo:break-before="auto" style:use-optimal-row-height="true"/>
    </style:style>
    <style:style style:name="ro4" style:family="table-row">
      <style:table-row-properties style:row-height="2.133cm" fo:break-before="auto" style:use-optimal-row-height="true"/>
    </style:style>
    <style:style style:name="ro5" style:family="table-row">
      <style:table-row-properties style:row-height="1.302cm" fo:break-before="auto" style:use-optimal-row-height="true"/>
    </style:style>
    <style:style style:name="ro6" style:family="table-row">
      <style:table-row-properties style:row-height="1.718cm" fo:break-before="auto" style:use-optimal-row-height="true"/>
    </style:style>
    <style:style style:name="ro7" style:family="table-row">
      <style:table-row-properties style:row-height="0.471cm" fo:break-before="auto" style:use-optimal-row-height="true"/>
    </style:style>
    <style:style style:name="ro8" style:family="table-row">
      <style:table-row-properties style:row-height="2.54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 fo:hyphenate="true"/>
    </style:style>
    <style:style style:name="ce7" style:family="table-cell" style:parent-style-name="Default" style:data-style-name="N106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hyphenate="true"/>
    </style:style>
    <style:style style:name="ce9" style:family="table-cell" style:parent-style-name="Default" style:data-style-name="N106">
      <style:text-properties style:font-name="Liberation Sans" fo:font-weight="bold" style:font-name-asian="Droid Sans Fallback" style:font-weight-asian="bold" style:font-name-complex="Droid Sans Devanagari" style:font-weight-complex="bold"/>
    </style:style>
    <style:style style:name="ce10" style:family="table-cell" style:parent-style-name="Default" style:data-style-name="N106"/>
    <style:style style:name="ce11" style:family="table-cell" style:parent-style-name="Default" style:data-style-name="N106">
      <style:table-cell-properties style:text-align-source="fix" style:repeat-content="false" fo:wrap-option="wrap" style:vertical-align="top"/>
      <style:paragraph-properties fo:text-align="start"/>
      <style:text-properties fo:hyphenate="true"/>
    </style:style>
    <style:style style:name="ce12" style:family="table-cell" style:parent-style-name="Default" style:data-style-name="N10">
      <style:text-properties fo:font-weight="bold" style:font-weight-asian="bold" style:font-weight-complex="bold"/>
    </style:style>
    <style:style style:name="ce13" style:family="table-cell" style:parent-style-name="Default" style:data-style-name="N10"/>
    <style:style style:name="ce14" style:family="table-cell" style:parent-style-name="Default">
      <style:text-properties style:font-name="Liberation Sans" style:font-name-asian="Droid Sans Fallback" style:font-name-complex="Droid Sans Devanagari"/>
    </style:style>
    <style:style style:name="T1" style:family="tex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Definitionen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Definitionen</text:p>
          </table:table-cell>
          <table:table-cell/>
        </table:table-row>
        <table:table-row table:style-name="ro1">
          <table:table-cell office:value-type="string" calcext:value-type="string">
            <text:p>Lobbyfaktor eines Parlamentariers</text:p>
          </table:table-cell>
          <table:table-cell/>
        </table:table-row>
        <table:table-row table:style-name="ro1">
          <table:table-cell office:value-type="string" calcext:value-type="string">
            <text:p>Lobbyfaktor eines Parlamentariers inkl. Zutrittsberechtigte</text:p>
          </table:table-cell>
          <table:table-cell/>
        </table:table-row>
        <table:table-row table:style-name="ro1">
          <table:table-cell office:value-type="string" calcext:value-type="string">
            <text:p>Lobbyfaktor einer Zutrittsberechtigung</text:p>
          </table:table-cell>
          <table:table-cell office:value-type="string" calcext:value-type="string">
            <text:p>ähnlich Parlamentarier.Lobbyfaktor</text:p>
          </table:table-cell>
        </table:table-row>
        <table:table-row table:style-name="ro1">
          <table:table-cell table:style-name="ce3" office:value-type="string" calcext:value-type="string">
            <text:p>Wirksamkeit einer Interessenbindung</text:p>
          </table:table-cell>
          <table:table-cell/>
        </table:table-row>
        <table:table-row table:style-name="ro1">
          <table:table-cell table:style-name="ce3" office:value-type="string" calcext:value-type="string">
            <text:p>Wirksamkeit eines Mandats</text:p>
          </table:table-cell>
          <table:table-cell office:value-type="string" calcext:value-type="string">
            <text:p>ähnlich Interessenbindung.Wirksamkeit</text:p>
          </table:table-cell>
        </table:table-row>
        <table:table-row table:style-name="ro1">
          <table:table-cell office:value-type="string" calcext:value-type="string">
            <text:p>Lobbyeinfluss einer Organisation</text:p>
          </table:table-cell>
          <table:table-cell office:value-type="string" calcext:value-type="string">
            <text:p>ähnlich Lobbyfaktor, jedoch für eine Organisation</text:p>
          </table:table-cell>
        </table:table-row>
      </table:table>
      <table:table table:name="Interessenbindung.Wirksamkeit" table:style-name="ta1">
        <table:table-column table:style-name="co4" table:default-cell-style-name="ce4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3" table:number-columns-repeated="1019" table:default-cell-style-name="ce5"/>
        <table:table-row table:style-name="ro3">
          <table:table-cell office:value-type="string" calcext:value-type="string">
            <text:p>Organisation</text:p>
          </table:table-cell>
          <table:table-cell table:style-name="ce4" office:value-type="string" calcext:value-type="string">
            <text:p>Verbindung typ</text:p>
          </table:table-cell>
          <table:table-cell table:style-name="ce4" office:value-type="string" calcext:value-type="string">
            <text:p>Vernehmlassung</text:p>
          </table:table-cell>
          <table:table-cell table:style-name="ce4" office:value-type="string" calcext:value-type="string">
            <text:p>behandelnde Kommission</text:p>
            <text:p>= Übereinstimmung Branche</text:p>
          </table:table-cell>
          <table:table-cell table:style-name="ce4" office:value-type="string" calcext:value-type="string">
            <text:p>Wirksamkeit Orig</text:p>
          </table:table-cell>
          <table:table-cell table:style-name="ce4" table:number-columns-repeated="1018"/>
          <table:table-cell/>
        </table:table-row>
        <table:table-row table:style-name="ro4">
          <table:table-cell/>
          <table:table-cell table:style-name="ce4" office:value-type="string" calcext:value-type="string">
            <text:p>0: schwach (mitglied)</text:p>
            <text:p><text:span text:style-name="T1">1: mittel (beirat,</text:span> tätig)</text:p>
            <text:p><text:span text:style-name="T1">2: stark (führend, finanziell)</text:span></text:p>
            <text:p/>
            <text:p/>
          </table:table-cell>
          <table:table-cell table:style-name="ce4" office:value-type="string" calcext:value-type="string">
            <text:p>0: nie</text:p>
            <text:p>1: punktuell</text:p>
            <text:p>2: immer</text:p>
          </table:table-cell>
          <table:table-cell table:style-name="ce4" office:value-type="string" calcext:value-type="string">
            <text:p>0: nein</text:p>
            <text:p>1: ja</text:p>
          </table:table-cell>
          <table:table-cell table:style-name="ce3"/>
          <table:table-cell table:style-name="ce4" table:number-columns-repeated="1018"/>
          <table:table-cell/>
        </table:table-row>
        <table:table-row table:style-name="ro5">
          <table:table-cell office:value-type="string" calcext:value-type="string">
            <text:p>Hoch [2]</text:p>
          </table:table-cell>
          <table:table-cell table:style-name="Default"/>
          <table:table-cell table:number-columns-repeated="2"/>
          <table:table-cell office:value-type="string" calcext:value-type="string">
            <text:p>- Teilname an Vernehmlassung</text:p>
            <text:p>- Parlamentarier hat Führungsaufgabe</text:p>
            <text:p>- Parlamentarier in behandelnder Kommissi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ttel [1]</text:p>
          </table:table-cell>
          <table:table-cell table:style-name="Default"/>
          <table:table-cell table:number-columns-repeated="2"/>
          <table:table-cell office:value-type="string" calcext:value-type="string">
            <text:p>- Teilname an Vernehmlassung</text:p>
            <text:p>- Parlamentarier ist tätig oder Beira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ing [0]</text:p>
          </table:table-cell>
          <table:table-cell table:number-columns-repeated="3"/>
          <table:table-cell office:value-type="string" calcext:value-type="string">
            <text:p>- mit Parlamentarier verbunden</text:p>
            <text:p>- keine Teilnahme an Vernehmlassun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$B7]+[.$C7]+[.$D7]" office:value-type="float" office:value="5" calcext:value-type="float">
            <text:p>5</text:p>
          </table:table-cell>
          <table:table-cell office:value-type="string" calcext:value-type="string">
            <text:p>ho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$B8]+[.$C8]+[.$D8]" office:value-type="float" office:value="4" calcext:value-type="float">
            <text:p>4</text:p>
          </table:table-cell>
          <table:table-cell office:value-type="string" calcext:value-type="string">
            <text:p>mitt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9]+[.$C9]+[.$D9]" office:value-type="float" office:value="4" calcext:value-type="float">
            <text:p>4</text:p>
          </table:table-cell>
          <table:table-cell office:value-type="string" calcext:value-type="string">
            <text:p>ho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B10]+[.$C10]+[.$D10]" office:value-type="float" office:value="3" calcext:value-type="float">
            <text:p>3</text:p>
          </table:table-cell>
          <table:table-cell office:value-type="string" calcext:value-type="string">
            <text:p>mitt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B11]+[.$C11]+[.$D11]" office:value-type="float" office:value="3" calcext:value-type="float">
            <text:p>3</text:p>
          </table:table-cell>
          <table:table-cell office:value-type="string" calcext:value-type="string">
            <text:p>ti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B12]+[.$C12]+[.$D12]" office:value-type="float" office:value="2" calcext:value-type="float">
            <text:p>2</text:p>
          </table:table-cell>
          <table:table-cell office:value-type="string" calcext:value-type="string">
            <text:p>ti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$B13]+[.$C13]+[.$D13]" office:value-type="float" office:value="4" calcext:value-type="float">
            <text:p>4</text:p>
          </table:table-cell>
          <table:table-cell office:value-type="string" calcext:value-type="string">
            <text:p>mitt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$B14]+[.$C14]+[.$D14]" office:value-type="float" office:value="3" calcext:value-type="float">
            <text:p>3</text:p>
          </table:table-cell>
          <table:table-cell office:value-type="string" calcext:value-type="string">
            <text:p>mitt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$B15]+[.$C15]+[.$D15]" office:value-type="float" office:value="3" calcext:value-type="float">
            <text:p>3</text:p>
          </table:table-cell>
          <table:table-cell office:value-type="string" calcext:value-type="string">
            <text:p>mitt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B16]+[.$C16]+[.$D16]" office:value-type="float" office:value="2" calcext:value-type="float">
            <text:p>2</text:p>
          </table:table-cell>
          <table:table-cell office:value-type="string" calcext:value-type="string">
            <text:p>mitt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B17]+[.$C17]+[.$D17]" office:value-type="float" office:value="2" calcext:value-type="float">
            <text:p>2</text:p>
          </table:table-cell>
          <table:table-cell office:value-type="string" calcext:value-type="string">
            <text:p>ti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B18]+[.$C18]+[.$D18]" office:value-type="float" office:value="1" calcext:value-type="float">
            <text:p>1</text:p>
          </table:table-cell>
          <table:table-cell office:value-type="string" calcext:value-type="string">
            <text:p>ti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$B19]+[.$C19]+[.$D19]" office:value-type="float" office:value="3" calcext:value-type="float">
            <text:p>3</text:p>
          </table:table-cell>
          <table:table-cell office:value-type="string" calcext:value-type="string">
            <text:p>ti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$B20]+[.$C20]+[.$D20]" office:value-type="float" office:value="2" calcext:value-type="float">
            <text:p>2</text:p>
          </table:table-cell>
          <table:table-cell office:value-type="string" calcext:value-type="string">
            <text:p>ti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21]+[.$C21]+[.$D21]" office:value-type="float" office:value="2" calcext:value-type="float">
            <text:p>2</text:p>
          </table:table-cell>
          <table:table-cell office:value-type="string" calcext:value-type="string">
            <text:p>ti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B22]+[.$C22]+[.$D22]" office:value-type="float" office:value="1" calcext:value-type="float">
            <text:p>1</text:p>
          </table:table-cell>
          <table:table-cell office:value-type="string" calcext:value-type="string">
            <text:p>ti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B23]+[.$C23]+[.$D23]" office:value-type="float" office:value="1" calcext:value-type="float">
            <text:p>1</text:p>
          </table:table-cell>
          <table:table-cell office:value-type="string" calcext:value-type="string">
            <text:p>ti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$B24]+[.$C24]+[.$D24]" office:value-type="float" office:value="0" calcext:value-type="float">
            <text:p>0</text:p>
          </table:table-cell>
          <table:table-cell office:value-type="string" calcext:value-type="string">
            <text:p>tief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6">
          <table:table-cell office:value-type="string" calcext:value-type="string">
            <text:p>Kommentar</text:p>
          </table:table-cell>
          <table:table-cell table:number-columns-repeated="3"/>
          <table:table-cell office:value-type="string" calcext:value-type="string">
            <text:p>- Zutrittsberechtigte werden nicht berücksichtigt</text:p>
            <text:p>- Anzahl wird nicht berücksichtigt</text:p>
            <text:p>- Typ wird nicht berücksichtigt</text:p>
            <text:p>- diskreter wert</text:p>
          </table:table-cell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ndat.Wirksamkeit" table:style-name="ta1">
        <table:table-column table:style-name="co4" table:default-cell-style-name="ce4"/>
        <table:table-column table:style-name="co5" table:default-cell-style-name="ce5"/>
        <table:table-column table:style-name="co6" table:default-cell-style-name="ce5"/>
        <table:table-column table:style-name="co8" table:default-cell-style-name="ce5"/>
        <table:table-column table:style-name="co3" table:number-columns-repeated="1019" table:default-cell-style-name="ce5"/>
        <table:table-row table:style-name="ro7">
          <table:table-cell office:value-type="string" calcext:value-type="string">
            <text:p>Organisation</text:p>
          </table:table-cell>
          <table:table-cell table:style-name="ce4" office:value-type="string" calcext:value-type="string">
            <text:p>Verbindung typ</text:p>
          </table:table-cell>
          <table:table-cell table:style-name="ce4" office:value-type="string" calcext:value-type="string">
            <text:p>Vernehmlassung</text:p>
          </table:table-cell>
          <table:table-cell table:style-name="ce4" office:value-type="string" calcext:value-type="string">
            <text:p>Wirksamkeit Orig</text:p>
          </table:table-cell>
          <table:table-cell table:style-name="ce4" table:number-columns-repeated="1018"/>
          <table:table-cell/>
        </table:table-row>
        <table:table-row table:style-name="ro4">
          <table:table-cell/>
          <table:table-cell table:style-name="ce4" office:value-type="string" calcext:value-type="string">
            <text:p>0: schwach (mitglied)</text:p>
            <text:p><text:span text:style-name="T1">1: mittel (beirat,</text:span> tätig)</text:p>
            <text:p><text:span text:style-name="T1">2: stark (führend, finanziell)</text:span></text:p>
            <text:p/>
            <text:p/>
          </table:table-cell>
          <table:table-cell table:style-name="ce4" office:value-type="string" calcext:value-type="string">
            <text:p>0: nie</text:p>
            <text:p>1: punktuell</text:p>
            <text:p>2: immer</text:p>
          </table:table-cell>
          <table:table-cell table:style-name="ce3"/>
          <table:table-cell table:style-name="ce4" table:number-columns-repeated="1018"/>
          <table:table-cell/>
        </table:table-row>
        <table:table-row table:style-name="ro5">
          <table:table-cell office:value-type="string" calcext:value-type="string">
            <text:p>Hoch [2]</text:p>
          </table:table-cell>
          <table:table-cell table:style-name="Default"/>
          <table:table-cell/>
          <table:table-cell office:value-type="string" calcext:value-type="string">
            <text:p>- Teilname an Vernehmlassung</text:p>
            <text:p>- Parlamentarier hat Führungsaufgabe</text:p>
            <text:p>- Parlamentarier in behandelnder Kommissi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ttel [1]</text:p>
          </table:table-cell>
          <table:table-cell table:style-name="Default"/>
          <table:table-cell/>
          <table:table-cell office:value-type="string" calcext:value-type="string">
            <text:p>- Teilname an Vernehmlassung</text:p>
            <text:p>- Parlamentarier ist tätig oder Beira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ing [0]</text:p>
          </table:table-cell>
          <table:table-cell table:number-columns-repeated="2"/>
          <table:table-cell office:value-type="string" calcext:value-type="string">
            <text:p>- mit Parlamentarier verbunden</text:p>
            <text:p>- keine Teilnahme an Vernehmlassung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$B7]+[.$C7]" office:value-type="float" office:value="4" calcext:value-type="float">
            <text:p>4</text:p>
          </table:table-cell>
          <table:table-cell office:value-type="string" calcext:value-type="string">
            <text:p>ho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$B8]+[.$C8]" office:value-type="float" office:value="3" calcext:value-type="float">
            <text:p>3</text:p>
          </table:table-cell>
          <table:table-cell office:value-type="string" calcext:value-type="string">
            <text:p>ho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$B9]+[.$C9]" office:value-type="float" office:value="2" calcext:value-type="float">
            <text:p>2</text:p>
          </table:table-cell>
          <table:table-cell office:value-type="string" calcext:value-type="string">
            <text:p>mitt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$B10]+[.$C10]" office:value-type="float" office:value="3" calcext:value-type="float">
            <text:p>3</text:p>
          </table:table-cell>
          <table:table-cell office:value-type="string" calcext:value-type="string">
            <text:p>mitt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11]+[.$C11]" office:value-type="float" office:value="2" calcext:value-type="float">
            <text:p>2</text:p>
          </table:table-cell>
          <table:table-cell office:value-type="string" calcext:value-type="string">
            <text:p>mitt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B12]+[.$C12]" office:value-type="float" office:value="1" calcext:value-type="float">
            <text:p>1</text:p>
          </table:table-cell>
          <table:table-cell office:value-type="string" calcext:value-type="string">
            <text:p>ti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$B13]+[.$C13]" office:value-type="float" office:value="2" calcext:value-type="float">
            <text:p>2</text:p>
          </table:table-cell>
          <table:table-cell office:value-type="string" calcext:value-type="string">
            <text:p>ti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B14]+[.$C14]" office:value-type="float" office:value="1" calcext:value-type="float">
            <text:p>1</text:p>
          </table:table-cell>
          <table:table-cell office:value-type="string" calcext:value-type="string">
            <text:p>ti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B15]+[.$C15]" office:value-type="float" office:value="0" calcext:value-type="float">
            <text:p>0</text:p>
          </table:table-cell>
          <table:table-cell office:value-type="string" calcext:value-type="string">
            <text:p>tief</text:p>
          </table:table-cell>
          <table:table-cell table:number-columns-repeated="1018"/>
        </table:table-row>
        <table:table-row table:style-name="ro1" table:number-rows-repeated="5">
          <table:table-cell table:number-columns-repeated="1023"/>
        </table:table-row>
        <table:table-row table:style-name="ro6">
          <table:table-cell office:value-type="string" calcext:value-type="string">
            <text:p>Kommentar</text:p>
          </table:table-cell>
          <table:table-cell table:number-columns-repeated="2"/>
          <table:table-cell office:value-type="string" calcext:value-type="string">
            <text:p>- Zutrittsberechtigte werden nicht berücksichtigt</text:p>
            <text:p>- Anzahl wird nicht berücksichtigt</text:p>
            <text:p>- Typ wird nicht berücksichtigt</text:p>
            <text:p>- diskreter wert</text:p>
          </table:table-cell>
          <table:table-cell table:number-columns-repeated="1019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arlamentarier.Lobbyfaktor" table:style-name="ta1">
        <office:forms form:automatic-focus="false" form:apply-design-mode="false"/>
        <table:table-column table:style-name="co9" table:default-cell-style-name="ce1"/>
        <table:table-column table:style-name="co3" table:number-columns-repeated="3" table:default-cell-style-name="Default"/>
        <table:table-column table:style-name="co10" table:number-columns-repeated="2" table:default-cell-style-name="ce10"/>
        <table:table-column table:style-name="co11" table:default-cell-style-name="ce10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1013" table:default-cell-style-name="Default"/>
        <table:table-row table:style-name="ro5">
          <table:table-cell office:value-type="string" calcext:value-type="string">
            <text:p>Parlamentarier</text:p>
          </table:table-cell>
          <table:table-cell table:style-name="ce1" office:value-type="string" calcext:value-type="string">
            <text:p>gering</text:p>
          </table:table-cell>
          <table:table-cell table:style-name="ce1" office:value-type="string" calcext:value-type="string">
            <text:p>mittel</text:p>
          </table:table-cell>
          <table:table-cell table:style-name="ce1" office:value-type="string" calcext:value-type="string">
            <text:p>hoch</text:p>
          </table:table-cell>
          <table:table-cell table:style-name="ce7" office:value-type="string" calcext:value-type="string">
            <text:p>(g*1 + m*3 + h*5)</text:p>
            <text:p>/3</text:p>
            <text:p>[Res]</text:p>
          </table:table-cell>
          <table:table-cell table:style-name="ce7" office:value-type="string" calcext:value-type="string">
            <text:p>(g*1 + m*3 + h*5)</text:p>
            <text:p>/(g+m+h)</text:p>
            <text:p>[Wiki/Otto]</text:p>
          </table:table-cell>
          <table:table-cell table:style-name="ce7" office:value-type="string" calcext:value-type="string">
            <text:p>(g*1 + m*3 + h*5)</text:p>
            <text:p/>
            <text:p>[5]</text:p>
          </table:table-cell>
          <table:table-cell table:style-name="ce7" office:value-type="string" calcext:value-type="string">
            <text:p>(g*1 + m*3 + h*7)</text:p>
            <text:p/>
            <text:p>[7]</text:p>
          </table:table-cell>
          <table:table-cell table:style-name="ce7" office:value-type="string" calcext:value-type="string">
            <text:p>(g*1 + m*3 + h*7)</text:p>
            <text:p>/totalsummegewichtet</text:p>
            <text:p>[/totalsummegewichtet]</text:p>
          </table:table-cell>
          <table:table-cell table:style-name="ce7" office:value-type="string" calcext:value-type="string">
            <text:p>(g*1 + m*3 + h*7)</text:p>
            <text:p>/totalsummeungewichtet</text:p>
            <text:p>[/totalsummeungewichtet]</text:p>
          </table:table-cell>
          <table:table-cell table:style-name="ce7" office:value-type="string" calcext:value-type="string">
            <text:p>(g*1 + m*3 + h*7)</text:p>
            <text:p>/maxgewichtet</text:p>
            <text:p>[/maxgewichtet]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hoch</text:p>
          </table:table-cell>
          <table:table-cell table:style-name="ce1" table:number-columns-repeated="3"/>
          <table:table-cell table:style-name="ce7" office:value-type="float" office:value="6" calcext:value-type="float">
            <text:p>6.0</text:p>
          </table:table-cell>
          <table:table-cell table:style-name="ce7"/>
          <table:table-cell table:number-columns-repeated="2" table:style-name="ce7" office:value-type="float" office:value="18" calcext:value-type="float">
            <text:p>18.0</text:p>
          </table:table-cell>
          <table:table-cell table:style-name="ce12" table:number-columns-repeated="2"/>
          <table:table-cell table:style-name="ce12" office:value-type="percentage" office:value="0.5" calcext:value-type="percentage">
            <text:p>50%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mittel</text:p>
          </table:table-cell>
          <table:table-cell table:style-name="ce1" table:number-columns-repeated="3"/>
          <table:table-cell table:style-name="ce9" office:value-type="float" office:value="3" calcext:value-type="float">
            <text:p>3.0</text:p>
          </table:table-cell>
          <table:table-cell table:style-name="ce7"/>
          <table:table-cell table:number-columns-repeated="2" table:style-name="ce7" office:value-type="float" office:value="9" calcext:value-type="float">
            <text:p>9.0</text:p>
          </table:table-cell>
          <table:table-cell table:style-name="ce12" table:number-columns-repeated="2"/>
          <table:table-cell table:style-name="ce12" office:value-type="percentage" office:value="0.25" calcext:value-type="percentage">
            <text:p>25%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tief</text:p>
          </table:table-cell>
          <table:table-cell table:style-name="ce1" table:number-columns-repeated="3"/>
          <table:table-cell table:style-name="ce7" table:number-columns-repeated="4"/>
          <table:table-cell table:style-name="ce12" table:number-columns-repeated="3"/>
          <table:table-cell table:style-name="ce1" table:number-columns-repeated="1013"/>
        </table:table-row>
        <table:table-row table:style-name="ro1">
          <table:table-cell/>
          <table:table-cell table:style-name="ce7" table:formula="of:=SUM([.B6:.B16])" office:value-type="float" office:value="46" calcext:value-type="float">
            <text:p>46.0</text:p>
          </table:table-cell>
          <table:table-cell table:style-name="ce7" table:formula="of:=SUM([.C6:.C16])" office:value-type="float" office:value="19" calcext:value-type="float">
            <text:p>19.0</text:p>
          </table:table-cell>
          <table:table-cell table:style-name="ce7" table:formula="of:=SUM([.D6:.D16])" office:value-type="float" office:value="7" calcext:value-type="float">
            <text:p>7.0</text:p>
          </table:table-cell>
          <table:table-cell table:style-name="ce7" table:number-columns-repeated="3"/>
          <table:table-cell table:style-name="ce7" table:formula="of:=SUM([.H6:.H16])" office:value-type="float" office:value="152" calcext:value-type="float">
            <text:p>152.0</text:p>
          </table:table-cell>
          <table:table-cell table:style-name="ce7" table:number-columns-repeated="2"/>
          <table:table-cell table:style-name="ce7" table:formula="of:=MAX([.H6:.H18])" office:value-type="float" office:value="36" calcext:value-type="float">
            <text:p>36.0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$B6]+[.$C6]*3+[.$D6]*5)/3" office:value-type="float" office:value="1.66666666666667" calcext:value-type="float">
            <text:p>1.7</text:p>
          </table:table-cell>
          <table:table-cell table:formula="of:=([.$B6]+[.$C6]*3+[.$D6]*5)/([.$B6]+[.$C6]+[.$D6])" office:value-type="float" office:value="1" calcext:value-type="float">
            <text:p>1.0</text:p>
          </table:table-cell>
          <table:table-cell table:formula="of:=([.$B6]+[.$C6]*3+[.$D6]*5)" office:value-type="float" office:value="5" calcext:value-type="float">
            <text:p>5.0</text:p>
          </table:table-cell>
          <table:table-cell table:style-name="ce10" table:formula="of:=([.$B6]+[.$C6]*3+[.$D6]*7)" office:value-type="float" office:value="5" calcext:value-type="float">
            <text:p>5.0</text:p>
          </table:table-cell>
          <table:table-cell table:style-name="ce13" table:formula="of:=([.$B6]+[.$C6]*3+[.$D6]*7)/[.H$5]" office:value-type="percentage" office:value="0.0328947368421053" calcext:value-type="percentage">
            <text:p>3%</text:p>
          </table:table-cell>
          <table:table-cell table:style-name="ce13" table:formula="of:=([.$B6]+[.$C6]*3+[.$D6]*7)/SUM([.$B$5:.$D$5])" office:value-type="percentage" office:value="0.0694444444444444" calcext:value-type="percentage">
            <text:p>7%</text:p>
          </table:table-cell>
          <table:table-cell table:style-name="ce13" table:formula="of:=([.$B6]+[.$C6]*3+[.$D6]*7)/[.K$5]" office:value-type="percentage" office:value="0.138888888888889" calcext:value-type="percentage">
            <text:p>1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$B7]+[.$C7]*3+[.$D7]*5)/3" office:value-type="float" office:value="2" calcext:value-type="float">
            <text:p>2.0</text:p>
          </table:table-cell>
          <table:table-cell table:formula="of:=([.$B7]+[.$C7]*3+[.$D7]*5)/([.$B7]+[.$C7]+[.$D7])" office:value-type="float" office:value="3" calcext:value-type="float">
            <text:p>3.0</text:p>
          </table:table-cell>
          <table:table-cell table:formula="of:=([.$B7]+[.$C7]*3+[.$D7]*5)" office:value-type="float" office:value="6" calcext:value-type="float">
            <text:p>6.0</text:p>
          </table:table-cell>
          <table:table-cell table:style-name="ce10" table:formula="of:=([.$B7]+[.$C7]*3+[.$D7]*7)" office:value-type="float" office:value="6" calcext:value-type="float">
            <text:p>6.0</text:p>
          </table:table-cell>
          <table:table-cell table:style-name="ce13" table:formula="of:=([.$B7]+[.$C7]*3+[.$D7]*7)/[.H$5]" office:value-type="percentage" office:value="0.0394736842105263" calcext:value-type="percentage">
            <text:p>4%</text:p>
          </table:table-cell>
          <table:table-cell table:style-name="ce13" table:formula="of:=([.$B7]+[.$C7]*3+[.$D7]*7)/SUM([.$B$5:.$D$5])" office:value-type="percentage" office:value="0.0833333333333333" calcext:value-type="percentage">
            <text:p>8%</text:p>
          </table:table-cell>
          <table:table-cell table:style-name="ce13" table:formula="of:=([.$B7]+[.$C7]*3+[.$D7]*7)/[.K$5]" office:value-type="percentage" office:value="0.166666666666667" calcext:value-type="percentage">
            <text:p>1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$B8]+[.$C8]*3+[.$D8]*5)/3" office:value-type="float" office:value="1.66666666666667" calcext:value-type="float">
            <text:p>1.7</text:p>
          </table:table-cell>
          <table:table-cell table:formula="of:=([.$B8]+[.$C8]*3+[.$D8]*5)/([.$B8]+[.$C8]+[.$D8])" office:value-type="float" office:value="5" calcext:value-type="float">
            <text:p>5.0</text:p>
          </table:table-cell>
          <table:table-cell table:formula="of:=([.$B8]+[.$C8]*3+[.$D8]*5)" office:value-type="float" office:value="5" calcext:value-type="float">
            <text:p>5.0</text:p>
          </table:table-cell>
          <table:table-cell table:style-name="ce10" table:formula="of:=([.$B8]+[.$C8]*3+[.$D8]*7)" office:value-type="float" office:value="7" calcext:value-type="float">
            <text:p>7.0</text:p>
          </table:table-cell>
          <table:table-cell table:style-name="ce13" table:formula="of:=([.$B8]+[.$C8]*3+[.$D8]*7)/[.H$5]" office:value-type="percentage" office:value="0.0460526315789474" calcext:value-type="percentage">
            <text:p>5%</text:p>
          </table:table-cell>
          <table:table-cell table:style-name="ce13" table:formula="of:=([.$B8]+[.$C8]*3+[.$D8]*7)/SUM([.$B$5:.$D$5])" office:value-type="percentage" office:value="0.0972222222222222" calcext:value-type="percentage">
            <text:p>10%</text:p>
          </table:table-cell>
          <table:table-cell table:style-name="ce13" table:formula="of:=([.$B8]+[.$C8]*3+[.$D8]*7)/[.K$5]" office:value-type="percentage" office:value="0.194444444444444" calcext:value-type="percentage">
            <text:p>1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$B9]+[.$C9]*3+[.$D9]*5)/3" office:value-type="float" office:value="3.66666666666667" calcext:value-type="float">
            <text:p>3.7</text:p>
          </table:table-cell>
          <table:table-cell table:formula="of:=([.$B9]+[.$C9]*3+[.$D9]*5)/([.$B9]+[.$C9]+[.$D9])" office:value-type="float" office:value="1.57142857142857" calcext:value-type="float">
            <text:p>1.6</text:p>
          </table:table-cell>
          <table:table-cell table:formula="of:=([.$B9]+[.$C9]*3+[.$D9]*5)" office:value-type="float" office:value="11" calcext:value-type="float">
            <text:p>11.0</text:p>
          </table:table-cell>
          <table:table-cell table:style-name="ce10" table:formula="of:=([.$B9]+[.$C9]*3+[.$D9]*7)" office:value-type="float" office:value="11" calcext:value-type="float">
            <text:p>11.0</text:p>
          </table:table-cell>
          <table:table-cell table:style-name="ce13" table:formula="of:=([.$B9]+[.$C9]*3+[.$D9]*7)/[.H$5]" office:value-type="percentage" office:value="0.0723684210526316" calcext:value-type="percentage">
            <text:p>7%</text:p>
          </table:table-cell>
          <table:table-cell table:style-name="ce13" table:formula="of:=([.$B9]+[.$C9]*3+[.$D9]*7)/SUM([.$B$5:.$D$5])" office:value-type="percentage" office:value="0.152777777777778" calcext:value-type="percentage">
            <text:p>15%</text:p>
          </table:table-cell>
          <table:table-cell table:style-name="ce13" table:formula="of:=([.$B9]+[.$C9]*3+[.$D9]*7)/[.K$5]" office:value-type="percentage" office:value="0.305555555555556" calcext:value-type="percentage">
            <text:p>3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$B10]+[.$C10]*3+[.$D10]*5)/3" office:value-type="float" office:value="5.33333333333333" calcext:value-type="float">
            <text:p>5.3</text:p>
          </table:table-cell>
          <table:table-cell table:formula="of:=([.$B10]+[.$C10]*3+[.$D10]*5)/([.$B10]+[.$C10]+[.$D10])" office:value-type="float" office:value="2" calcext:value-type="float">
            <text:p>2.0</text:p>
          </table:table-cell>
          <table:table-cell table:formula="of:=([.$B10]+[.$C10]*3+[.$D10]*5)" office:value-type="float" office:value="16" calcext:value-type="float">
            <text:p>16.0</text:p>
          </table:table-cell>
          <table:table-cell table:style-name="ce10" table:formula="of:=([.$B10]+[.$C10]*3+[.$D10]*7)" office:value-type="float" office:value="18" calcext:value-type="float">
            <text:p>18.0</text:p>
          </table:table-cell>
          <table:table-cell table:style-name="ce13" table:formula="of:=([.$B10]+[.$C10]*3+[.$D10]*7)/[.H$5]" office:value-type="percentage" office:value="0.118421052631579" calcext:value-type="percentage">
            <text:p>12%</text:p>
          </table:table-cell>
          <table:table-cell table:style-name="ce13" table:formula="of:=([.$B10]+[.$C10]*3+[.$D10]*7)/SUM([.$B$5:.$D$5])" office:value-type="percentage" office:value="0.25" calcext:value-type="percentage">
            <text:p>25%</text:p>
          </table:table-cell>
          <table:table-cell table:style-name="ce13" table:formula="of:=([.$B10]+[.$C10]*3+[.$D10]*7)/[.K$5]" office:value-type="percentage" office:value="0.5" calcext:value-type="percentage">
            <text:p>5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$B11]+[.$C11]*3+[.$D11]*5)/3" office:value-type="float" office:value="3.33333333333333" calcext:value-type="float">
            <text:p>3.3</text:p>
          </table:table-cell>
          <table:table-cell table:formula="of:=([.$B11]+[.$C11]*3+[.$D11]*5)/([.$B11]+[.$C11]+[.$D11])" office:value-type="float" office:value="1" calcext:value-type="float">
            <text:p>1.0</text:p>
          </table:table-cell>
          <table:table-cell table:formula="of:=([.$B11]+[.$C11]*3+[.$D11]*5)" office:value-type="float" office:value="10" calcext:value-type="float">
            <text:p>10.0</text:p>
          </table:table-cell>
          <table:table-cell table:style-name="ce10" table:formula="of:=([.$B11]+[.$C11]*3+[.$D11]*7)" office:value-type="float" office:value="10" calcext:value-type="float">
            <text:p>10.0</text:p>
          </table:table-cell>
          <table:table-cell table:style-name="ce13" table:formula="of:=([.$B11]+[.$C11]*3+[.$D11]*7)/[.H$5]" office:value-type="percentage" office:value="0.0657894736842105" calcext:value-type="percentage">
            <text:p>7%</text:p>
          </table:table-cell>
          <table:table-cell table:style-name="ce13" table:formula="of:=([.$B11]+[.$C11]*3+[.$D11]*7)/SUM([.$B$5:.$D$5])" office:value-type="percentage" office:value="0.138888888888889" calcext:value-type="percentage">
            <text:p>14%</text:p>
          </table:table-cell>
          <table:table-cell table:style-name="ce13" table:formula="of:=([.$B11]+[.$C11]*3+[.$D11]*7)/[.K$5]" office:value-type="percentage" office:value="0.277777777777778" calcext:value-type="percentage">
            <text:p>2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([.$B12]+[.$C12]*3+[.$D12]*5)/3" office:value-type="float" office:value="4" calcext:value-type="float">
            <text:p>4.0</text:p>
          </table:table-cell>
          <table:table-cell table:formula="of:=([.$B12]+[.$C12]*3+[.$D12]*5)/([.$B12]+[.$C12]+[.$D12])" office:value-type="float" office:value="3" calcext:value-type="float">
            <text:p>3.0</text:p>
          </table:table-cell>
          <table:table-cell table:formula="of:=([.$B12]+[.$C12]*3+[.$D12]*5)" office:value-type="float" office:value="12" calcext:value-type="float">
            <text:p>12.0</text:p>
          </table:table-cell>
          <table:table-cell table:style-name="ce10" table:formula="of:=([.$B12]+[.$C12]*3+[.$D12]*7)" office:value-type="float" office:value="12" calcext:value-type="float">
            <text:p>12.0</text:p>
          </table:table-cell>
          <table:table-cell table:style-name="ce13" table:formula="of:=([.$B12]+[.$C12]*3+[.$D12]*7)/[.H$5]" office:value-type="percentage" office:value="0.0789473684210526" calcext:value-type="percentage">
            <text:p>8%</text:p>
          </table:table-cell>
          <table:table-cell table:style-name="ce13" table:formula="of:=([.$B12]+[.$C12]*3+[.$D12]*7)/SUM([.$B$5:.$D$5])" office:value-type="percentage" office:value="0.166666666666667" calcext:value-type="percentage">
            <text:p>17%</text:p>
          </table:table-cell>
          <table:table-cell table:style-name="ce13" table:formula="of:=([.$B12]+[.$C12]*3+[.$D12]*7)/[.K$5]" office:value-type="percentage" office:value="0.333333333333333" calcext:value-type="percentage">
            <text:p>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[.$B13]+[.$C13]*3+[.$D13]*5)/3" office:value-type="float" office:value="3.33333333333333" calcext:value-type="float">
            <text:p>3.3</text:p>
          </table:table-cell>
          <table:table-cell table:formula="of:=([.$B13]+[.$C13]*3+[.$D13]*5)/([.$B13]+[.$C13]+[.$D13])" office:value-type="float" office:value="5" calcext:value-type="float">
            <text:p>5.0</text:p>
          </table:table-cell>
          <table:table-cell table:formula="of:=([.$B13]+[.$C13]*3+[.$D13]*5)" office:value-type="float" office:value="10" calcext:value-type="float">
            <text:p>10.0</text:p>
          </table:table-cell>
          <table:table-cell table:style-name="ce10" table:formula="of:=([.$B13]+[.$C13]*3+[.$D13]*7)" office:value-type="float" office:value="14" calcext:value-type="float">
            <text:p>14.0</text:p>
          </table:table-cell>
          <table:table-cell table:style-name="ce13" table:formula="of:=([.$B13]+[.$C13]*3+[.$D13]*7)/[.H$5]" office:value-type="percentage" office:value="0.0921052631578947" calcext:value-type="percentage">
            <text:p>9%</text:p>
          </table:table-cell>
          <table:table-cell table:style-name="ce13" table:formula="of:=([.$B13]+[.$C13]*3+[.$D13]*7)/SUM([.$B$5:.$D$5])" office:value-type="percentage" office:value="0.194444444444444" calcext:value-type="percentage">
            <text:p>19%</text:p>
          </table:table-cell>
          <table:table-cell table:style-name="ce13" table:formula="of:=([.$B13]+[.$C13]*3+[.$D13]*7)/[.K$5]" office:value-type="percentage" office:value="0.388888888888889" calcext:value-type="percentage">
            <text:p>3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([.$B14]+[.$C14]*3+[.$D14]*5)/3" office:value-type="float" office:value="7.33333333333333" calcext:value-type="float">
            <text:p>7.3</text:p>
          </table:table-cell>
          <table:table-cell table:formula="of:=([.$B14]+[.$C14]*3+[.$D14]*5)/([.$B14]+[.$C14]+[.$D14])" office:value-type="float" office:value="1.57142857142857" calcext:value-type="float">
            <text:p>1.6</text:p>
          </table:table-cell>
          <table:table-cell table:formula="of:=([.$B14]+[.$C14]*3+[.$D14]*5)" office:value-type="float" office:value="22" calcext:value-type="float">
            <text:p>22.0</text:p>
          </table:table-cell>
          <table:table-cell table:style-name="ce10" table:formula="of:=([.$B14]+[.$C14]*3+[.$D14]*7)" office:value-type="float" office:value="22" calcext:value-type="float">
            <text:p>22.0</text:p>
          </table:table-cell>
          <table:table-cell table:style-name="ce13" table:formula="of:=([.$B14]+[.$C14]*3+[.$D14]*7)/[.H$5]" office:value-type="percentage" office:value="0.144736842105263" calcext:value-type="percentage">
            <text:p>14%</text:p>
          </table:table-cell>
          <table:table-cell table:style-name="ce13" table:formula="of:=([.$B14]+[.$C14]*3+[.$D14]*7)/SUM([.$B$5:.$D$5])" office:value-type="percentage" office:value="0.305555555555556" calcext:value-type="percentage">
            <text:p>31%</text:p>
          </table:table-cell>
          <table:table-cell table:style-name="ce13" table:formula="of:=([.$B14]+[.$C14]*3+[.$D14]*7)/[.K$5]" office:value-type="percentage" office:value="0.611111111111111" calcext:value-type="percentage">
            <text:p>6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$B15]+[.$C15]*3+[.$D15]*5)/3" office:value-type="float" office:value="10.6666666666667" calcext:value-type="float">
            <text:p>10.7</text:p>
          </table:table-cell>
          <table:table-cell table:formula="of:=([.$B15]+[.$C15]*3+[.$D15]*5)/([.$B15]+[.$C15]+[.$D15])" office:value-type="float" office:value="2" calcext:value-type="float">
            <text:p>2.0</text:p>
          </table:table-cell>
          <table:table-cell table:formula="of:=([.$B15]+[.$C15]*3+[.$D15]*5)" office:value-type="float" office:value="32" calcext:value-type="float">
            <text:p>32.0</text:p>
          </table:table-cell>
          <table:table-cell table:style-name="ce10" table:formula="of:=([.$B15]+[.$C15]*3+[.$D15]*7)" office:value-type="float" office:value="36" calcext:value-type="float">
            <text:p>36.0</text:p>
          </table:table-cell>
          <table:table-cell table:style-name="ce13" table:formula="of:=([.$B15]+[.$C15]*3+[.$D15]*7)/[.H$5]" office:value-type="percentage" office:value="0.236842105263158" calcext:value-type="percentage">
            <text:p>24%</text:p>
          </table:table-cell>
          <table:table-cell table:style-name="ce13" table:formula="of:=([.$B15]+[.$C15]*3+[.$D15]*7)/SUM([.$B$5:.$D$5])" office:value-type="percentage" office:value="0.5" calcext:value-type="percentage">
            <text:p>50%</text:p>
          </table:table-cell>
          <table:table-cell table:style-name="ce13" table:formula="of:=([.$B15]+[.$C15]*3+[.$D15]*7)/[.K$5]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([.$B16]+[.$C16]*3+[.$D16]*5)/3" office:value-type="float" office:value="3" calcext:value-type="float">
            <text:p>3.0</text:p>
          </table:table-cell>
          <table:table-cell table:formula="of:=([.$B16]+[.$C16]*3+[.$D16]*5)/([.$B16]+[.$C16]+[.$D16])" office:value-type="float" office:value="3" calcext:value-type="float">
            <text:p>3.0</text:p>
          </table:table-cell>
          <table:table-cell table:formula="of:=([.$B16]+[.$C16]*3+[.$D16]*5)" office:value-type="float" office:value="9" calcext:value-type="float">
            <text:p>9.0</text:p>
          </table:table-cell>
          <table:table-cell table:style-name="ce10" table:formula="of:=([.$B16]+[.$C16]*3+[.$D16]*7)" office:value-type="float" office:value="11" calcext:value-type="float">
            <text:p>11.0</text:p>
          </table:table-cell>
          <table:table-cell table:style-name="ce13" table:formula="of:=([.$B16]+[.$C16]*3+[.$D16]*7)/[.H$5]" office:value-type="percentage" office:value="0.0723684210526316" calcext:value-type="percentage">
            <text:p>7%</text:p>
          </table:table-cell>
          <table:table-cell table:style-name="ce13" table:formula="of:=([.$B16]+[.$C16]*3+[.$D16]*7)/SUM([.$B$5:.$D$5])" office:value-type="percentage" office:value="0.152777777777778" calcext:value-type="percentage">
            <text:p>15%</text:p>
          </table:table-cell>
          <table:table-cell table:style-name="ce13" table:formula="of:=([.$B16]+[.$C16]*3+[.$D16]*7)/[.K$5]" office:value-type="percentage" office:value="0.305555555555556" calcext:value-type="percentage">
            <text:p>3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$B17]+[.$C17]*3+[.$D17]*5)/3" office:value-type="float" office:value="0" calcext:value-type="float">
            <text:p>0.0</text:p>
          </table:table-cell>
          <table:table-cell table:formula="of:=([.$B17]+[.$C17]*3+[.$D17]*5)/([.$B17]+[.$C17]+[.$D17])" office:value-type="string" office:string-value="#DIV/0!" calcext:value-type="error">
            <text:p>#DIV/0!</text:p>
          </table:table-cell>
          <table:table-cell table:formula="of:=([.$B17]+[.$C17]*3+[.$D17]*5)" office:value-type="float" office:value="0" calcext:value-type="float">
            <text:p>0.0</text:p>
          </table:table-cell>
          <table:table-cell table:style-name="ce10" table:formula="of:=([.$B17]+[.$C17]*3+[.$D17]*7)" office:value-type="float" office:value="0" calcext:value-type="float">
            <text:p>0.0</text:p>
          </table:table-cell>
          <table:table-cell table:style-name="ce13" table:formula="of:=([.$B17]+[.$C17]*3+[.$D17]*7)/[.H$5]" office:value-type="percentage" office:value="0" calcext:value-type="percentage">
            <text:p>0%</text:p>
          </table:table-cell>
          <table:table-cell table:style-name="ce13" table:formula="of:=([.$B17]+[.$C17]*3+[.$D17]*7)/SUM([.$B$5:.$D$5])" office:value-type="percentage" office:value="0" calcext:value-type="percentage">
            <text:p>0%</text:p>
          </table:table-cell>
          <table:table-cell table:style-name="ce13" table:formula="of:=([.$B17]+[.$C17]*3+[.$D17]*7)/[.K$5]" office:value-type="percentage" office:value="0" calcext:value-type="percentage">
            <text:p>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$B18]+[.$C18]*3+[.$D18]*5)/3" office:value-type="float" office:value="0.333333333333333" calcext:value-type="float">
            <text:p>0.3</text:p>
          </table:table-cell>
          <table:table-cell table:formula="of:=([.$B18]+[.$C18]*3+[.$D18]*5)/([.$B18]+[.$C18]+[.$D18])" office:value-type="float" office:value="1" calcext:value-type="float">
            <text:p>1.0</text:p>
          </table:table-cell>
          <table:table-cell table:formula="of:=([.$B18]+[.$C18]*3+[.$D18]*5)" office:value-type="float" office:value="1" calcext:value-type="float">
            <text:p>1.0</text:p>
          </table:table-cell>
          <table:table-cell table:style-name="ce10" table:formula="of:=([.$B18]+[.$C18]*3+[.$D18]*7)" office:value-type="float" office:value="1" calcext:value-type="float">
            <text:p>1.0</text:p>
          </table:table-cell>
          <table:table-cell table:style-name="ce13" table:formula="of:=([.$B18]+[.$C18]*3+[.$D18]*7)/[.H$5]" office:value-type="percentage" office:value="0.00657894736842105" calcext:value-type="percentage">
            <text:p>1%</text:p>
          </table:table-cell>
          <table:table-cell table:style-name="ce13" table:formula="of:=([.$B18]+[.$C18]*3+[.$D18]*7)/SUM([.$B$5:.$D$5])" office:value-type="percentage" office:value="0.0138888888888889" calcext:value-type="percentage">
            <text:p>1%</text:p>
          </table:table-cell>
          <table:table-cell table:style-name="ce13" table:formula="of:=([.$B18]+[.$C18]*3+[.$D18]*7)/[.K$5]" office:value-type="percentage" office:value="0.0277777777777778" calcext:value-type="percentage">
            <text:p>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$B19]+[.$C19]*3+[.$D19]*5)/3" office:value-type="float" office:value="1" calcext:value-type="float">
            <text:p>1.0</text:p>
          </table:table-cell>
          <table:table-cell table:formula="of:=([.$B19]+[.$C19]*3+[.$D19]*5)/([.$B19]+[.$C19]+[.$D19])" office:value-type="float" office:value="3" calcext:value-type="float">
            <text:p>3.0</text:p>
          </table:table-cell>
          <table:table-cell table:formula="of:=([.$B19]+[.$C19]*3+[.$D19]*5)" office:value-type="float" office:value="3" calcext:value-type="float">
            <text:p>3.0</text:p>
          </table:table-cell>
          <table:table-cell table:style-name="ce10" table:formula="of:=([.$B19]+[.$C19]*3+[.$D19]*7)" office:value-type="float" office:value="3" calcext:value-type="float">
            <text:p>3.0</text:p>
          </table:table-cell>
          <table:table-cell table:style-name="ce13" table:formula="of:=([.$B19]+[.$C19]*3+[.$D19]*7)/[.H$5]" office:value-type="percentage" office:value="0.0197368421052632" calcext:value-type="percentage">
            <text:p>2%</text:p>
          </table:table-cell>
          <table:table-cell table:style-name="ce13" table:formula="of:=([.$B19]+[.$C19]*3+[.$D19]*7)/SUM([.$B$5:.$D$5])" office:value-type="percentage" office:value="0.0416666666666667" calcext:value-type="percentage">
            <text:p>4%</text:p>
          </table:table-cell>
          <table:table-cell table:style-name="ce13" table:formula="of:=([.$B19]+[.$C19]*3+[.$D19]*7)/[.K$5]" office:value-type="percentage" office:value="0.0833333333333333" calcext:value-type="percentage">
            <text:p>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$B20]+[.$C20]*3+[.$D20]*5)/3" office:value-type="float" office:value="1.66666666666667" calcext:value-type="float">
            <text:p>1.7</text:p>
          </table:table-cell>
          <table:table-cell table:formula="of:=([.$B20]+[.$C20]*3+[.$D20]*5)/([.$B20]+[.$C20]+[.$D20])" office:value-type="float" office:value="5" calcext:value-type="float">
            <text:p>5.0</text:p>
          </table:table-cell>
          <table:table-cell table:formula="of:=([.$B20]+[.$C20]*3+[.$D20]*5)" office:value-type="float" office:value="5" calcext:value-type="float">
            <text:p>5.0</text:p>
          </table:table-cell>
          <table:table-cell table:style-name="ce10" table:formula="of:=([.$B20]+[.$C20]*3+[.$D20]*7)" office:value-type="float" office:value="7" calcext:value-type="float">
            <text:p>7.0</text:p>
          </table:table-cell>
          <table:table-cell table:style-name="ce13" table:formula="of:=([.$B20]+[.$C20]*3+[.$D20]*7)/[.H$5]" office:value-type="percentage" office:value="0.0460526315789474" calcext:value-type="percentage">
            <text:p>5%</text:p>
          </table:table-cell>
          <table:table-cell table:style-name="ce13" table:formula="of:=([.$B20]+[.$C20]*3+[.$D20]*7)/SUM([.$B$5:.$D$5])" office:value-type="percentage" office:value="0.0972222222222222" calcext:value-type="percentage">
            <text:p>10%</text:p>
          </table:table-cell>
          <table:table-cell table:style-name="ce13" table:formula="of:=([.$B20]+[.$C20]*3+[.$D20]*7)/[.K$5]" office:value-type="percentage" office:value="0.194444444444444" calcext:value-type="percentage">
            <text:p>19%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 table:style-name="ce6" office:value-type="string" calcext:value-type="string">
            <text:p>Kommentar</text:p>
          </table:table-cell>
          <table:table-cell table:style-name="ce8" table:number-columns-repeated="3"/>
          <table:table-cell table:style-name="ce11" office:value-type="string" calcext:value-type="string">
            <text:p>Divisor 3 bringt nichts</text:p>
          </table:table-cell>
          <table:table-cell table:style-name="ce11" office:value-type="string" calcext:value-type="string">
            <text:p>Anzahl wird nicht berücksichtigt, normiert: [0..5]</text:p>
          </table:table-cell>
          <table:table-cell table:style-name="ce11" office:value-type="string" calcext:value-type="string">
            <text:p>berücksichtigt anzahl, nicht normiert: [0..∞]</text:p>
          </table:table-cell>
          <table:table-cell table:style-name="ce8" office:value-type="string" calcext:value-type="string">
            <text:p>hoch wird stärker berücksichtigt, nicht normiert: [0..∞]</text:p>
          </table:table-cell>
          <table:table-cell table:style-name="ce8" office:value-type="string" calcext:value-type="string">
            <text:p>zeigt verhältnis zu anderen parlamentariern, normiert: [0..1], bleibt ein tiefer wert, 1 wird nie erreicht</text:p>
          </table:table-cell>
          <table:table-cell table:style-name="ce8" office:value-type="string" calcext:value-type="string">
            <text:p>schwierig zu interpretieren</text:p>
          </table:table-cell>
          <table:table-cell table:style-name="ce8" office:value-type="string" calcext:value-type="string">
            <text:p>zeigt wieviel von grösstem interessenvertreter, normiert: [0..1], zusätzlich Angabe</text:p>
          </table:table-cell>
          <table:table-cell table:number-columns-repeated="1013"/>
        </table:table-row>
        <table:table-row table:style-name="ro8">
          <table:table-cell table:style-name="ce6" office:value-type="string" calcext:value-type="string">
            <text:p>Kommentar Schwellwerte</text:p>
          </table:table-cell>
          <table:table-cell table:style-name="ce8" table:number-columns-repeated="3"/>
          <table:table-cell table:style-name="ce11" office:value-type="string" calcext:value-type="string">
            <text:p>Absolute Schwellwerte</text:p>
          </table:table-cell>
          <table:table-cell table:style-name="ce11"/>
          <table:table-cell table:style-name="ce11" office:value-type="string" calcext:value-type="string">
            <text:p>Absolute Schwellwerte, argumentativ begründen</text:p>
          </table:table-cell>
          <table:table-cell table:style-name="ce11" office:value-type="string" calcext:value-type="string">
            <text:p>Absolute Schwellwerte</text:p>
          </table:table-cell>
          <table:table-cell table:number-columns-repeated="2" table:style-name="ce8" office:value-type="string" calcext:value-type="string">
            <text:p>Relativer Schwellwert</text:p>
          </table:table-cell>
          <table:table-cell table:style-name="ce8" office:value-type="string" calcext:value-type="string">
            <text:p>Prozentzahl, schwierig zu begrünen, da relativ zu max, welches sich verschieben kann</text:p>
          </table:table-cell>
          <table:table-cell table:number-columns-repeated="1013"/>
        </table:table-row>
        <table:table-row table:style-name="ro1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ganisation.Lobbyeinfluss" table:style-name="ta1">
        <table:table-column table:style-name="co3" table:default-cell-style-name="Default"/>
        <table:table-column table:style-name="co16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Lobbyeinfluss einer Organisation</text:p>
          </table:table-cell>
          <table:table-cell table:style-name="ce1" table:number-columns-repeated="1023"/>
        </table:table-row>
        <table:table-row table:style-name="ro7">
          <table:table-cell office:value-type="string" calcext:value-type="string">
            <text:p>sehr hoch</text:p>
          </table:table-cell>
          <table:table-cell table:style-name="ce14" office:value-type="string" calcext:value-type="string">
            <text:p>≥ 2 interessenbindung.hoch oder (≥ 1 interessenbindung.hoch und ≥ 1 zutrittsberechtigung.hoch)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hoch</text:p>
          </table:table-cell>
          <table:table-cell office:value-type="string" calcext:value-type="string">
            <text:p>≥ 1 interessenbindung.hoch oder (≥ 1 interessenbindung.mittel und ≥ 1 zutrittsberechtigung.mittel)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mittel</text:p>
          </table:table-cell>
          <table:table-cell office:value-type="string" calcext:value-type="string">
            <text:p>≥ 1 interessenbindung.mittel oder (≥ 1 zutrittsberechtigung.hoch)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gering</text:p>
          </table:table-cell>
          <table:table-cell office:value-type="string" calcext:value-type="string">
            <text:p>≥ 1 interessenbindung.gering oder (≥ 1 zutrittsberechtigung.gering)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Namen</text:p>
          </table:table-cell>
          <table:table-cell office:value-type="string" calcext:value-type="string">
            <text:p>Lobbyeinfluss</text:p>
          </table:table-cell>
          <table:table-cell office:value-type="string" calcext:value-type="string">
            <text:p>Lobbygewicht</text:p>
          </table:table-cell>
          <table:table-cell office:value-type="string" calcext:value-type="string">
            <text:p>Lobbymacht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number:percentage-style style:name="N107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land Kurmann</meta:initial-creator>
    <meta:creation-date>2014-08-08T08:30:54.851405926</meta:creation-date>
    <dc:date>2014-08-08T11:19:01.414988854</dc:date>
    <dc:creator>Roland Kurmann</dc:creator>
    <meta:editing-duration>PT2H39M56S</meta:editing-duration>
    <meta:editing-cycles>23</meta:editing-cycles>
    <meta:generator>LibreOffice/4.1.6.2$Linux_X86_64 LibreOffice_project/410m0$Build-2</meta:generator>
    <meta:document-statistic meta:table-count="5" meta:cell-count="413" meta:object-count="0"/>
  </office:meta>
</office:document-meta>
</file>